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0B25BAEE66B.png"/>
  <manifest:file-entry manifest:media-type="image/png" manifest:full-path="Pictures/1000000000000316000000BC0D052E0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2cm" svg:stroke-color="#dc23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Fine_20_Dotted" svg:stroke-width="0.2cm" draw:marker-start-width="0.5cm" draw:marker-end="Arrow" draw:marker-end-width="0.6cm" draw:marker-end-center="true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99cc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1cm" draw:marker-start="Line_20_Arrow" draw:marker-start-width="0.35cm" draw:marker-end="Line_20_Arrow" draw:marker-end-width="0.35cm" draw:fill="none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cm" svg:stroke-color="#000000" draw:marker-start-width="0.32cm" draw:marker-end-width="0.32cm" draw:fill="solid" draw:fill-color="#cccccc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cm" svg:stroke-color="#000000" draw:marker-start-width="0.32cm" draw:marker-end-width="0.32cm" draw:fill="solid" draw:fill-color="#cccccc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e6e6e6" draw:textarea-vertical-align="middle"/>
    </style:style>
    <style:style style:name="gr13" style:family="graphic" style:parent-style-name="standard">
      <style:graphic-properties svg:stroke-width="0.03cm" svg:stroke-color="#000000" draw:marker-start-width="0.245cm" draw:marker-end-width="0.245cm" draw:fill="solid" draw:fill-color="#ff9966" draw:textarea-vertical-align="middle" fo:padding-top="0.14cm" fo:padding-bottom="0.14cm" fo:padding-left="0.265cm" fo:padding-right="0.265cm" draw:shadow="hidden"/>
    </style:style>
    <style:style style:name="gr14" style:family="graphic" style:parent-style-name="standard">
      <style:graphic-properties svg:stroke-width="0.03cm" svg:stroke-color="#000000" draw:marker-start-width="0.245cm" draw:marker-end-width="0.245cm" draw:fill="solid" draw:fill-color="#ff9966" draw:textarea-vertical-align="middle" fo:padding-top="0.14cm" fo:padding-bottom="0.14cm" fo:padding-left="0.265cm" fo:padding-right="0.265cm" draw:shadow="hidden"/>
    </style:style>
    <style:style style:name="gr15" style:family="graphic" style:parent-style-name="standard">
      <style:graphic-properties draw:fill="solid" draw:fill-color="#33cc66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8pt" style:font-size-asian="18pt" style:font-size-complex="18pt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text-properties fo:font-family="Arial" style:font-family-generic="swiss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family="'Courier New'" style:font-family-generic="modern" style:font-pitch="fixed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0.901cm" svg:height="4.973cm" svg:x="3.582cm" svg:y="11.13cm">
          <draw:image xlink:href="Pictures/1000000000000316000000BC0D052E07.png" xlink:type="simple" xlink:show="embed" xlink:actuate="onLoad">
            <text:p/>
          </draw:image>
        </draw:frame>
        <draw:line draw:style-name="gr2" draw:text-style-name="P1" draw:layer="layout" svg:x1="11cm" svg:y1="10.3cm" svg:x2="11cm" svg:y2="16.5cm">
          <text:p/>
        </draw:line>
        <draw:line draw:style-name="gr2" draw:text-style-name="P1" draw:layer="layout" svg:x1="20.7cm" svg:y1="10.3cm" svg:x2="20.7cm" svg:y2="16.5cm">
          <text:p/>
        </draw:line>
        <draw:line draw:style-name="gr3" draw:text-style-name="P1" draw:layer="layout" svg:x1="6.4cm" svg:y1="5cm" svg:x2="9.2cm" svg:y2="9.8cm">
          <text:p/>
        </draw:line>
        <draw:line draw:style-name="gr3" draw:text-style-name="P1" draw:layer="layout" svg:x1="12cm" svg:y1="10.2cm" svg:x2="19.4cm" svg:y2="10.2cm">
          <text:p/>
        </draw:line>
        <draw:path draw:style-name="gr3" draw:text-style-name="P1" draw:layer="layout" svg:width="11.076cm" svg:height="2.315cm" draw:transform="rotate (2.59844619036867) translate (20.2830244995087cm 9.32504182962455cm)" svg:viewBox="0 0 11077 2316" svg:d="m0 613c1102 1438 2388 1703 4532 1703 1984 0 4491-1076 6545-2316">
          <text:p/>
        </draw:path>
        <draw:frame draw:style-name="gr4" draw:text-style-name="P1" draw:layer="layout" svg:width="1.2cm" svg:height="0.963cm" svg:x="6.2cm" svg:y="8cm">
          <draw:text-box>
            <text:p text:style-name="P1">1</text:p>
          </draw:text-box>
        </draw:frame>
        <draw:frame draw:style-name="gr4" draw:text-style-name="P1" draw:layer="layout" svg:width="1.2cm" svg:height="0.963cm" svg:x="14.8cm" svg:y="8.8cm">
          <draw:text-box>
            <text:p text:style-name="P1">2</text:p>
          </draw:text-box>
        </draw:frame>
        <draw:frame draw:style-name="gr4" draw:text-style-name="P1" draw:layer="layout" svg:width="1.2cm" svg:height="0.963cm" svg:x="11.4cm" svg:y="2.2cm">
          <draw:text-box>
            <text:p text:style-name="P1">3</text:p>
          </draw:text-box>
        </draw:frame>
        <draw:frame draw:style-name="gr5" draw:text-style-name="P2" draw:layer="layout" svg:width="10.8cm" svg:height="2.501cm" svg:x="0.4cm" svg:y="1.699cm">
          <draw:text-box>
            <text:p><text:span text:style-name="T1">Application/Client Thread:</text:span></text:p>
            <text:p><text:span text:style-name="T2"/></text:p>
            <text:p><text:span text:style-name="T3">taskService.complete(id)</text:span></text:p>
          </draw:text-box>
        </draw:frame>
        <draw:line draw:style-name="gr6" draw:text-style-name="P1" draw:layer="layout" svg:x1="11.8cm" svg:y1="16.9cm" svg:x2="19.8cm" svg:y2="16.9cm">
          <text:p/>
        </draw:line>
        <draw:line draw:style-name="gr6" draw:text-style-name="P1" draw:layer="layout" svg:x1="21.2cm" svg:y1="16.925cm" svg:x2="27.6cm" svg:y2="16.925cm">
          <text:p/>
        </draw:line>
        <draw:frame draw:style-name="gr5" draw:layer="layout" svg:width="5cm" svg:height="0.988cm" svg:x="13.2cm" svg:y="17.012cm">
          <draw:text-box>
            <text:p>1<text:span text:style-name="T4">st</text:span> Transaction</text:p>
          </draw:text-box>
        </draw:frame>
        <draw:frame draw:style-name="gr5" draw:layer="layout" svg:width="5cm" svg:height="0.988cm" svg:x="21.8cm" svg:y="17.012cm">
          <draw:text-box>
            <text:p>2<text:span text:style-name="T4">nd</text:span>Transactio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5" draw:text-style-name="P2" draw:layer="layout" svg:width="10.8cm" svg:height="2.501cm" svg:x="0.4cm" svg:y="1.7cm">
          <draw:text-box>
            <text:p><text:span text:style-name="T1">Application/Client Thread:</text:span></text:p>
            <text:p><text:span text:style-name="T2"/></text:p>
            <text:p><text:span text:style-name="T3">taskService.complete(id)</text:span></text:p>
          </draw:text-box>
        </draw:frame>
        <draw:line draw:style-name="gr3" draw:text-style-name="P1" draw:layer="layout" svg:x1="4.4cm" svg:y1="4.8cm" svg:x2="6.2cm" svg:y2="9.6cm">
          <text:p/>
        </draw:line>
        <draw:frame draw:style-name="gr4" draw:text-style-name="P1" draw:layer="layout" svg:width="1.2cm" svg:height="0.963cm" svg:x="3cm" svg:y="7.2cm">
          <draw:text-box>
            <text:p text:style-name="P1">1</text:p>
          </draw:text-box>
        </draw:frame>
        <draw:frame draw:style-name="gr1" draw:text-style-name="P1" draw:layer="layout" svg:width="26.775cm" svg:height="4.709cm" svg:x="0.645cm" svg:y="10.462cm">
          <draw:image xlink:href="Pictures/10000000000003F4000000B25BAEE66B.png" xlink:type="simple" xlink:show="embed" xlink:actuate="onLoad">
            <text:p/>
          </draw:image>
        </draw:frame>
        <draw:line draw:style-name="gr2" draw:text-style-name="P1" draw:layer="layout" svg:x1="23.8cm" svg:y1="9.7cm" svg:x2="23.8cm" svg:y2="15.9cm">
          <text:p/>
        </draw:line>
        <draw:line draw:style-name="gr2" draw:text-style-name="P1" draw:layer="layout" svg:x1="7.1cm" svg:y1="9.7cm" svg:x2="7.1cm" svg:y2="15.9cm">
          <text:p/>
        </draw:line>
        <draw:line draw:style-name="gr2" draw:text-style-name="P1" draw:layer="layout" svg:x1="10cm" svg:y1="9.7cm" svg:x2="10cm" svg:y2="15.9cm">
          <text:p/>
        </draw:line>
        <draw:line draw:style-name="gr3" draw:text-style-name="P1" draw:layer="layout" svg:x1="7.4cm" svg:y1="9.6cm" svg:x2="9.2cm" svg:y2="9.6cm">
          <text:p/>
        </draw:line>
        <draw:frame draw:style-name="gr4" draw:text-style-name="P1" draw:layer="layout" svg:width="1.2cm" svg:height="0.963cm" svg:x="8cm" svg:y="8cm">
          <draw:text-box>
            <text:p text:style-name="P1">2</text:p>
          </draw:text-box>
        </draw:frame>
        <draw:polyline draw:style-name="gr3" draw:text-style-name="P1" draw:layer="layout" svg:width="4.203cm" svg:height="0.612cm" draw:transform="rotate (1.99735479598193) translate (9.73945994630536cm 9.02751316429979cm)" svg:viewBox="0 0 4204 613" draw:points="0,66 2168,613 4204,0">
          <text:p/>
        </draw:polyline>
        <draw:line draw:style-name="gr3" draw:text-style-name="P1" draw:layer="layout" svg:x1="10.8cm" svg:y1="9.6cm" svg:x2="22.6cm" svg:y2="9.6cm">
          <text:p/>
        </draw:line>
        <draw:line draw:style-name="gr3" draw:text-style-name="P1" draw:layer="layout" svg:x1="13.2cm" svg:y1="3.2cm" svg:x2="11cm" svg:y2="8.6cm">
          <text:p/>
        </draw:line>
        <draw:line draw:style-name="gr3" draw:text-style-name="P1" draw:layer="layout" svg:x1="23.2cm" svg:y1="9cm" svg:x2="20.2cm" svg:y2="3.6cm">
          <text:p/>
        </draw:line>
        <draw:frame draw:style-name="gr5" draw:text-style-name="P3" draw:layer="layout" svg:width="7.4cm" svg:height="0.704cm" svg:x="10.2cm" svg:y="14.62cm">
          <draw:text-box>
            <text:p><text:span text:style-name="T5">camundabpm:async=“true“</text:span></text:p>
          </draw:text-box>
        </draw:frame>
        <draw:frame draw:style-name="gr5" draw:text-style-name="P4" draw:layer="layout" svg:width="10.8cm" svg:height="1.115cm" svg:x="12.6cm" svg:y="1.685cm">
          <draw:text-box>
            <text:p><text:span text:style-name="T1">Job Execution Thread</text:span></text:p>
          </draw:text-box>
        </draw:frame>
        <draw:frame draw:style-name="gr4" draw:text-style-name="P1" draw:layer="layout" svg:width="1.2cm" svg:height="0.963cm" svg:x="16.2cm" svg:y="8cm">
          <draw:text-box>
            <text:p text:style-name="P1">3</text:p>
          </draw:text-box>
        </draw:frame>
        <draw:line draw:style-name="gr6" draw:text-style-name="P1" draw:layer="layout" svg:x1="7.2cm" svg:y1="16.2cm" svg:x2="10cm" svg:y2="16.2cm">
          <text:p/>
        </draw:line>
        <draw:frame draw:style-name="gr5" draw:layer="layout" svg:width="2.4cm" svg:height="0.988cm" svg:x="7.6cm" svg:y="16.512cm">
          <draw:text-box>
            <text:p>1<text:span text:style-name="T4">st</text:span> TX</text:p>
          </draw:text-box>
        </draw:frame>
        <draw:line draw:style-name="gr6" draw:text-style-name="P1" draw:layer="layout" svg:x1="10.6cm" svg:y1="16.2cm" svg:x2="23.4cm" svg:y2="16.2cm">
          <text:p/>
        </draw:line>
        <draw:frame draw:style-name="gr5" draw:layer="layout" svg:width="5cm" svg:height="0.988cm" svg:x="11.2cm" svg:y="16.512cm">
          <draw:text-box>
            <text:p>2<text:span text:style-name="T4">nd</text:span> TX</text:p>
          </draw:text-box>
        </draw:frame>
        <draw:line draw:style-name="gr6" draw:text-style-name="P1" draw:layer="layout" svg:x1="24.4cm" svg:y1="16.2cm" svg:x2="27.8cm" svg:y2="16.2cm">
          <text:p/>
        </draw:line>
        <draw:frame draw:style-name="gr5" draw:layer="layout" svg:width="2.4cm" svg:height="0.988cm" svg:x="24.8cm" svg:y="16.512cm">
          <draw:text-box>
            <text:p>3<text:span text:style-name="T4">rd</text:span> TX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8" draw:text-style-name="P1" draw:layer="layout" svg:width="4.6cm" svg:height="1.8cm" svg:x="11.3cm" svg:y="4.9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" draw:text-style-name="P1" draw:layer="layout" svg:width="5.2cm" svg:height="2.8cm" svg:x="3.2cm" svg:y="4.4cm">
          <text:p text:style-name="P1">Job Acquisition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2cm" svg:height="2.8cm" svg:x="18.6cm" svg:y="4.4cm">
          <text:p text:style-name="P1">Job Execution</text:p>
          <text:p text:style-name="P1">(Thread Poo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2cm" svg:height="3cm" svg:x="3.2cm" svg:y="9.8cm">
          <text:p text:style-name="P1">Job Table</text:p>
          <text:p text:style-name="P1">(Database)</text:p>
          <draw:enhanced-geometry svg:viewBox="0 0 21600 21600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6cm" svg:height="1.8cm" svg:x="5cm" svg:y="7.6cm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6cm" svg:height="1.8cm" draw:transform="rotate (1.5707963267946) translate (9cm 6.6cm)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6cm" svg:height="1.8cm" draw:transform="rotate (-1.57079632679579) translate (18.2cm 5cm)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6.8cm" svg:height="1.675cm" svg:x="10.2cm" svg:y="2.8cm">
          <draw:text-box>
            <text:p text:style-name="P1">Acquired Jobs Queue (main memory)</text:p>
          </draw:text-box>
        </draw:frame>
        <draw:frame draw:style-name="gr5" draw:layer="layout" svg:width="3.2cm" svg:height="0.963cm" svg:x="2.4cm" svg:y="7.837cm">
          <draw:text-box>
            <text:p>poll, lock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custom-shape draw:style-name="gr8" draw:text-style-name="P1" draw:layer="layout" svg:width="3.383cm" svg:height="1.324cm" svg:x="12.39cm" svg:y="10.04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9" draw:text-style-name="P5" draw:layer="layout" svg:width="3.824cm" svg:height="2.059cm" svg:x="6.763cm" svg:y="9.678cm">
            <text:p text:style-name="P1"><text:span text:style-name="T6">Job Acquisition</text:span></text:p>
            <text:p text:style-name="P1"><text:span text:style-name="T6">Thread</text:span></text:p>
  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  </draw:custom-shape>
          <draw:custom-shape draw:style-name="gr9" draw:text-style-name="P5" draw:layer="layout" svg:width="3.824cm" svg:height="2.059cm" svg:x="17.676cm" svg:y="9.678cm">
            <text:p text:style-name="P1"><text:span text:style-name="T6">Job Execution</text:span></text:p>
            <text:p text:style-name="P1"><text:span text:style-name="T6">(Thread Pool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5" draw:layer="layout" svg:width="3.824cm" svg:height="2.206cm" svg:x="0.8cm" svg:y="9.604cm">
            <text:p text:style-name="P1"><text:span text:style-name="T6">Job Table</text:span></text:p>
            <text:p text:style-name="P1"><text:span text:style-name="T6">(Database)</text:span></text:p>
  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5" draw:layer="layout" svg:width="3.824cm" svg:height="2.059cm" svg:x="23.836cm" svg:y="9.678cm">
            <text:p text:style-name="P1"><text:span text:style-name="T6">Process Engin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0.666cm" svg:height="1.637cm" draw:transform="rotate (-1.57079632679579) translate (6.537cm 10.374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2cm" svg:height="1.35cm" draw:transform="rotate (1.5707963267946) translate (10.8cm 11.4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6.8cm" svg:height="1.361cm" svg:x="10.7cm" svg:y="8.5cm">
          <draw:text-box>
            <text:p text:style-name="P1"><text:span text:style-name="T6">Acquired </text:span><text:span text:style-name="T6"><text:line-break/></text:span><text:span text:style-name="T6">Jobs Queue</text:span></text:p>
          </draw:text-box>
        </draw:frame>
        <draw:custom-shape draw:style-name="gr10" draw:text-style-name="P1" draw:layer="layout" svg:width="1.2cm" svg:height="1.35cm" draw:transform="rotate (-1.57079632679579) translate (17.41cm 10.107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1.5707963267946) translate (21.868cm 10.971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8" draw:text-style-name="P1" draw:layer="layout" svg:width="3.383cm" svg:height="1.324cm" svg:x="12.39cm" svg:y="10.02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" draw:text-style-name="P5" draw:layer="layout" svg:width="3.824cm" svg:height="2.059cm" svg:x="6.763cm" svg:y="6.978cm">
          <text:p text:style-name="P1"><text:span text:style-name="T6">Job Acquisition</text:span></text:p>
          <text:p text:style-name="P1"><text:span text:style-name="T6">Thread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059cm" svg:x="17.676cm" svg:y="9.658cm">
          <text:p text:style-name="P1"><text:span text:style-name="T6">Job Execution</text:span></text:p>
          <text:p text:style-name="P1"><text:span text:style-name="T6">(Thread Poo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206cm" svg:x="0.81cm" svg:y="8.50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5" draw:layer="layout" svg:width="3.824cm" svg:height="2.059cm" svg:x="23.796cm" svg:y="8.504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666cm" svg:height="1.637cm" draw:transform="rotate (-1.92457456617497) translate (6.6cm 6.967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2cm" svg:height="1.79cm" draw:transform="rotate (2.33193441358918) translate (11.375cm 13.6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6.8cm" svg:height="1.361cm" svg:x="10.7cm" svg:y="8.5cm">
          <draw:text-box>
            <text:p text:style-name="P1"><text:span text:style-name="T6">Acquired </text:span><text:span text:style-name="T6"><text:line-break/></text:span><text:span text:style-name="T6">Jobs Queue</text:span></text:p>
          </draw:text-box>
        </draw:frame>
        <draw:custom-shape draw:style-name="gr10" draw:text-style-name="P1" draw:layer="layout" svg:width="1.2cm" svg:height="1.35cm" draw:transform="rotate (-1.57079632679579) translate (17.41cm 10.087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1.8619172460272) translate (21.998cm 10.508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3.824cm" svg:height="2.059cm" svg:x="6.723cm" svg:y="13.337cm">
          <text:p text:style-name="P1"><text:span text:style-name="T6">Job Acquisition</text:span></text:p>
          <text:p text:style-name="P1"><text:span text:style-name="T6">Thread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206cm" svg:x="0.81cm" svg:y="5.5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5" draw:layer="layout" svg:width="3.824cm" svg:height="2.206cm" svg:x="0.81cm" svg:y="12.0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5" draw:layer="layout" svg:width="3.824cm" svg:height="2.206cm" svg:x="0.81cm" svg:y="14.9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5" draw:layer="layout" svg:width="3.824cm" svg:height="2.206cm" svg:x="0.81cm" svg:y="17.8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2cm" svg:height="1.79cm" draw:transform="rotate (0.789936019452484) translate (10.587cm 9.14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-1.20340451925105) translate (6.361cm 8.6cm)">
          <text:p/>
          <draw:enhanced-geometry svg:viewBox="0 0 21600 21600" draw:mirror-horizontal="false" draw:mirror-vertical="false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3.772cm" draw:transform="rotate (-0.648913415892556) translate (6.914cm 15.831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-1.20340451925105) translate (6.355cm 14.9cm)">
          <text:p/>
          <draw:enhanced-geometry svg:viewBox="0 0 21600 21600" draw:mirror-horizontal="false" draw:mirror-vertical="false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-1.92457456617497) translate (6.589cm 13.361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3.824cm" svg:height="2.059cm" svg:x="23.796cm" svg:y="12.064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059cm" svg:x="23.796cm" svg:y="5.7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059cm" svg:x="23.796cm" svg:y="14.8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3.824cm" svg:height="2.059cm" svg:x="23.796cm" svg:y="17.6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666cm" svg:height="3.255cm" draw:transform="rotate (2.4434609527916) translate (21.704cm 9.522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3.687cm" draw:transform="rotate (0.577354916559615) translate (21.029cm 12.311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6.455cm" draw:transform="rotate (0.479441945522752) translate (20.032cm 12.473cm)">
          <text:p/>
          <draw:enhanced-geometry svg:viewBox="0 0 21600 21600" draw:mirror-horizontal="false" draw:mirror-vertical="false" draw:text-areas="?f0 0 ?f2 ?f5" draw:type="down-arrow" draw:modifiers="20030.5383704094 5634.782608695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66cm" svg:height="1.637cm" draw:transform="rotate (1.09571770440183) translate (21.84cm 11.792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1" draw:text-style-name="P1" draw:layer="layout" svg:width="2.8cm" svg:height="2.4cm" svg:x="14.6cm" svg:y="11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layer="layout" svg:width="6.2cm" svg:height="0.963cm" svg:x="13cm" svg:y="13.9cm">
          <draw:text-box>
            <text:p>Shared Database</text:p>
          </draw:text-box>
        </draw:frame>
        <draw:g>
          <draw:rect draw:style-name="gr12" draw:text-style-name="P8" draw:layer="layout" svg:width="12cm" svg:height="6.2cm" svg:x="2.4cm" svg:y="1.7cm">
            <text:p text:style-name="P8">Node 1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8"/>
          </draw:rect>
          <draw:g>
            <draw:g>
              <draw:rect draw:style-name="gr13" draw:text-style-name="P9" draw:layer="layout" svg:width="7.6cm" svg:height="5cm" svg:x="6.617cm" svg:y="2.7cm">
                <text:p text:style-name="P9"/>
                <text:p text:style-name="P9"><text:span text:style-name="T7">camunda</text:span><text:span text:style-name="T7"><text:line-break/></text:span><text:span text:style-name="T7"> BPM platform</text:span>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draw:rect>
              <draw:rect draw:style-name="gr13" draw:text-style-name="P10" draw:layer="layout" svg:width="2.895cm" svg:height="1.552cm" svg:x="10.96cm" svg:y="5.976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4" draw:text-style-name="P1" draw:layer="layout" svg:width="2.895cm" svg:height="1.552cm" svg:x="7.339cm" svg:y="5.457cm">
                <text:p/>
              </draw:rect>
              <draw:rect draw:style-name="gr14" draw:text-style-name="P1" draw:layer="layout" svg:width="2.896cm" svg:height="1.552cm" svg:x="7.068cm" svg:y="5.716cm">
                <text:p/>
              </draw:rect>
              <draw:rect draw:style-name="gr13" draw:text-style-name="P10" draw:layer="layout" svg:width="2.895cm" svg:height="1.552cm" svg:x="6.798cm" svg:y="5.976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3" draw:text-style-name="P1" draw:layer="layout" svg:width="2.895cm" svg:height="1.552cm" svg:x="7.339cm" svg:y="2.957cm">
                <text:p text:style-name="P1">Engine</text:p>
              </draw:rect>
              <draw:rect draw:style-name="gr13" draw:text-style-name="P1" draw:layer="layout" svg:width="2.896cm" svg:height="1.552cm" svg:x="7.068cm" svg:y="3.216cm">
                <text:p text:style-name="P1">Engine</text:p>
              </draw:rect>
              <draw:rect draw:style-name="gr13" draw:text-style-name="P10" draw:layer="layout" svg:width="2.895cm" svg:height="1.552cm" svg:x="6.798cm" svg:y="3.476cm">
                <text:p text:style-name="P1"><text:span text:style-name="T7">Engine</text:span></text:p>
              </draw:rect>
            </draw:g>
          </draw:g>
          <draw:rect draw:style-name="gr15" draw:text-style-name="P10" draw:layer="layout" svg:width="3.6cm" svg:height="2cm" svg:x="2.6cm" svg:y="3.3cm">
            <text:p text:style-name="P1"><text:span text:style-name="T7">Process</text:span><text:span text:style-name="T7"><text:line-break/></text:span><text:span text:style-name="T7">Application A</text:span></text:p>
          </draw:rect>
          <draw:rect draw:style-name="gr15" draw:text-style-name="P10" draw:layer="layout" svg:width="3.6cm" svg:height="2cm" svg:x="2.599cm" svg:y="5.699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g>
          <draw:rect draw:style-name="gr12" draw:text-style-name="P8" draw:layer="layout" svg:width="12cm" svg:height="6.2cm" svg:x="15.299cm" svg:y="1.699cm">
            <text:p text:style-name="P8">Node 2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8"/>
          </draw:rect>
          <draw:g>
            <draw:g>
              <draw:rect draw:style-name="gr13" draw:text-style-name="P9" draw:layer="layout" svg:width="7.6cm" svg:height="5cm" svg:x="19.516cm" svg:y="2.699cm">
                <text:p text:style-name="P9"/>
                <text:p text:style-name="P9"><text:span text:style-name="T7">camunda</text:span><text:span text:style-name="T7"><text:line-break/></text:span><text:span text:style-name="T7"> BPM platform</text:span>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draw:rect>
              <draw:rect draw:style-name="gr13" draw:text-style-name="P10" draw:layer="layout" svg:width="2.895cm" svg:height="1.552cm" svg:x="23.859cm" svg:y="5.975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4" draw:text-style-name="P1" draw:layer="layout" svg:width="2.895cm" svg:height="1.552cm" svg:x="20.238cm" svg:y="5.456cm">
                <text:p/>
              </draw:rect>
              <draw:rect draw:style-name="gr14" draw:text-style-name="P1" draw:layer="layout" svg:width="2.896cm" svg:height="1.552cm" svg:x="19.967cm" svg:y="5.715cm">
                <text:p/>
              </draw:rect>
              <draw:rect draw:style-name="gr13" draw:text-style-name="P10" draw:layer="layout" svg:width="2.895cm" svg:height="1.552cm" svg:x="19.697cm" svg:y="5.975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3" draw:text-style-name="P1" draw:layer="layout" svg:width="2.895cm" svg:height="1.552cm" svg:x="20.238cm" svg:y="2.956cm">
                <text:p text:style-name="P1">Engine</text:p>
              </draw:rect>
              <draw:rect draw:style-name="gr13" draw:text-style-name="P1" draw:layer="layout" svg:width="2.896cm" svg:height="1.552cm" svg:x="19.967cm" svg:y="3.215cm">
                <text:p text:style-name="P1">Engine</text:p>
              </draw:rect>
              <draw:rect draw:style-name="gr13" draw:text-style-name="P10" draw:layer="layout" svg:width="2.895cm" svg:height="1.552cm" svg:x="19.697cm" svg:y="3.475cm">
                <text:p text:style-name="P1"><text:span text:style-name="T7">Engine</text:span></text:p>
              </draw:rect>
            </draw:g>
          </draw:g>
          <draw:rect draw:style-name="gr15" draw:text-style-name="P10" draw:layer="layout" svg:width="3.6cm" svg:height="2cm" svg:x="15.499cm" svg:y="3.299cm">
            <text:p text:style-name="P1"><text:span text:style-name="T7">Process</text:span><text:span text:style-name="T7"><text:line-break/></text:span><text:span text:style-name="T7">Application A</text:span></text:p>
          </draw:rect>
          <draw:rect draw:style-name="gr15" draw:text-style-name="P10" draw:layer="layout" svg:width="3.6cm" svg:height="2cm" svg:x="15.498cm" svg:y="5.698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custom-shape draw:style-name="gr16" draw:text-style-name="P1" draw:layer="layout" svg:width="3.471cm" svg:height="0.6cm" draw:transform="rotate (-0.800233462040436) translate (12.282cm 8.442cm)">
          <text:p/>
          <draw:enhanced-geometry svg:viewBox="0 0 21600 21600" draw:mirror-horizontal="fals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472cm" svg:height="0.6cm" draw:transform="rotate (-0.800233462040436) translate (18.081cm 8.442cm)">
          <text:p/>
          <draw:enhanced-geometry svg:viewBox="0 0 21600 21600" draw:mirror-horizontal="tru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rect draw:style-name="gr12" draw:text-style-name="P8" draw:layer="layout" svg:width="12cm" svg:height="6.2cm" svg:x="2.4cm" svg:y="1.7cm">
            <text:p text:style-name="P8">Node 1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8"/>
          </draw:rect>
          <draw:g>
            <draw:g>
              <draw:rect draw:style-name="gr13" draw:text-style-name="P9" draw:layer="layout" svg:width="7.6cm" svg:height="5cm" svg:x="6.617cm" svg:y="2.7cm">
                <text:p text:style-name="P9"/>
                <text:p text:style-name="P9"><text:span text:style-name="T7">camunda</text:span><text:span text:style-name="T7"><text:line-break/></text:span><text:span text:style-name="T7"> BPM platform</text:span>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draw:rect>
              <draw:rect draw:style-name="gr13" draw:text-style-name="P10" draw:layer="layout" svg:width="2.895cm" svg:height="1.552cm" svg:x="10.96cm" svg:y="5.976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4" draw:text-style-name="P1" draw:layer="layout" svg:width="2.895cm" svg:height="1.552cm" svg:x="7.339cm" svg:y="5.457cm">
                <text:p/>
              </draw:rect>
              <draw:rect draw:style-name="gr14" draw:text-style-name="P1" draw:layer="layout" svg:width="2.896cm" svg:height="1.552cm" svg:x="7.068cm" svg:y="5.716cm">
                <text:p/>
              </draw:rect>
              <draw:rect draw:style-name="gr13" draw:text-style-name="P10" draw:layer="layout" svg:width="2.895cm" svg:height="1.552cm" svg:x="6.798cm" svg:y="5.976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3" draw:text-style-name="P1" draw:layer="layout" svg:width="2.895cm" svg:height="1.552cm" svg:x="7.339cm" svg:y="2.957cm">
                <text:p text:style-name="P1">Engine</text:p>
              </draw:rect>
              <draw:rect draw:style-name="gr13" draw:text-style-name="P1" draw:layer="layout" svg:width="2.896cm" svg:height="1.552cm" svg:x="7.068cm" svg:y="3.216cm">
                <text:p text:style-name="P1">Engine</text:p>
              </draw:rect>
              <draw:rect draw:style-name="gr13" draw:text-style-name="P10" draw:layer="layout" svg:width="2.895cm" svg:height="1.552cm" svg:x="6.798cm" svg:y="3.476cm">
                <text:p text:style-name="P1"><text:span text:style-name="T7">Engine</text:span></text:p>
              </draw:rect>
            </draw:g>
          </draw:g>
          <draw:rect draw:style-name="gr15" draw:text-style-name="P10" draw:layer="layout" svg:width="3.6cm" svg:height="2cm" svg:x="2.6cm" svg:y="3.3cm">
            <text:p text:style-name="P1"><text:span text:style-name="T7">Process</text:span><text:span text:style-name="T7"><text:line-break/></text:span><text:span text:style-name="T7">Application A</text:span></text:p>
          </draw:rect>
        </draw:g>
        <draw:g>
          <draw:rect draw:style-name="gr12" draw:text-style-name="P8" draw:layer="layout" svg:width="12cm" svg:height="6.2cm" svg:x="15.299cm" svg:y="1.699cm">
            <text:p text:style-name="P8">Node 2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8"/>
          </draw:rect>
          <draw:g>
            <draw:g>
              <draw:rect draw:style-name="gr13" draw:text-style-name="P9" draw:layer="layout" svg:width="7.6cm" svg:height="5cm" svg:x="19.516cm" svg:y="2.699cm">
                <text:p text:style-name="P9"/>
                <text:p text:style-name="P9"><text:span text:style-name="T7">camunda</text:span><text:span text:style-name="T7"><text:line-break/></text:span><text:span text:style-name="T7"> BPM platform</text:span></text:p>
                <text:p text:style-name="P9"/>
                <text:p text:style-name="P9"/>
                <text:p text:style-name="P9"/>
                <text:p text:style-name="P9"/>
                <text:p text:style-name="P9"/>
                <text:p text:style-name="P9"/>
              </draw:rect>
              <draw:rect draw:style-name="gr13" draw:text-style-name="P10" draw:layer="layout" svg:width="2.895cm" svg:height="1.552cm" svg:x="23.859cm" svg:y="5.975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4" draw:text-style-name="P1" draw:layer="layout" svg:width="2.895cm" svg:height="1.552cm" svg:x="20.238cm" svg:y="5.456cm">
                <text:p/>
              </draw:rect>
              <draw:rect draw:style-name="gr14" draw:text-style-name="P1" draw:layer="layout" svg:width="2.896cm" svg:height="1.552cm" svg:x="19.967cm" svg:y="5.715cm">
                <text:p/>
              </draw:rect>
              <draw:rect draw:style-name="gr13" draw:text-style-name="P10" draw:layer="layout" svg:width="2.895cm" svg:height="1.552cm" svg:x="19.697cm" svg:y="5.975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3" draw:text-style-name="P1" draw:layer="layout" svg:width="2.895cm" svg:height="1.552cm" svg:x="20.238cm" svg:y="2.956cm">
                <text:p text:style-name="P1">Engine</text:p>
              </draw:rect>
              <draw:rect draw:style-name="gr13" draw:text-style-name="P1" draw:layer="layout" svg:width="2.896cm" svg:height="1.552cm" svg:x="19.967cm" svg:y="3.215cm">
                <text:p text:style-name="P1">Engine</text:p>
              </draw:rect>
              <draw:rect draw:style-name="gr13" draw:text-style-name="P10" draw:layer="layout" svg:width="2.895cm" svg:height="1.552cm" svg:x="19.697cm" svg:y="3.475cm">
                <text:p text:style-name="P1"><text:span text:style-name="T7">Engine</text:span></text:p>
              </draw:rect>
            </draw:g>
          </draw:g>
          <draw:rect draw:style-name="gr15" draw:text-style-name="P10" draw:layer="layout" svg:width="3.6cm" svg:height="2cm" svg:x="15.499cm" svg:y="3.299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custom-shape draw:style-name="gr11" draw:text-style-name="P1" draw:layer="layout" svg:width="2.8cm" svg:height="2.4cm" svg:x="14.631cm" svg:y="11.3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layer="layout" svg:width="6.2cm" svg:height="0.963cm" svg:x="13.031cm" svg:y="13.901cm">
          <draw:text-box>
            <text:p>Shared Database</text:p>
          </draw:text-box>
        </draw:frame>
        <draw:custom-shape draw:style-name="gr16" draw:text-style-name="P1" draw:layer="layout" svg:width="3.471cm" svg:height="0.6cm" draw:transform="rotate (-0.800233462040436) translate (12.313cm 8.443cm)">
          <text:p/>
          <draw:enhanced-geometry svg:viewBox="0 0 21600 21600" draw:mirror-horizontal="fals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472cm" svg:height="0.6cm" draw:transform="rotate (-0.800233462040436) translate (18.112cm 8.443cm)">
          <text:p/>
          <draw:enhanced-geometry svg:viewBox="0 0 21600 21600" draw:mirror-horizontal="tru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rben Lindhauer</meta:initial-creator>
    <meta:creation-date>2013-08-01T09:24:13.34</meta:creation-date>
    <meta:editing-duration>PT4H14M14S</meta:editing-duration>
    <meta:editing-cycles>47</meta:editing-cycles>
    <dc:date>2013-08-02T09:55:03.51</dc:date>
    <dc:creator>Thorben Lindhauer</dc:creator>
    <meta:generator>OpenOffice.org/3.4.1$Win32 OpenOffice.org_project/341m1$Build-9593</meta:generator>
    <meta:document-statistic meta:object-count="183"/>
  </office:meta>
</office:document-meta>
</file>